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paragraph-properties fo:margin-top="0cm" fo:margin-bottom="0cm" fo:padding="0.049cm" fo:border="0.002cm solid #d9d9e3"/>
    </style:style>
    <style:style style:name="P2" style:family="paragraph" style:parent-style-name="Text_20_body" style:list-style-name="L3">
      <style:paragraph-properties fo:margin-top="0cm" fo:margin-bottom="0cm" fo:padding="0.049cm" fo:border="0.002cm solid #d9d9e3"/>
    </style:style>
    <style:style style:name="P3" style:family="paragraph" style:parent-style-name="Text_20_body" style:list-style-name="L4">
      <style:paragraph-properties fo:margin-top="0cm" fo:margin-bottom="0cm" fo:padding="0.049cm" fo:border="0.002cm solid #d9d9e3"/>
    </style:style>
    <style:style style:name="P4" style:family="paragraph" style:parent-style-name="Text_20_body" style:list-style-name="L2">
      <style:paragraph-properties fo:padding="0.049cm" fo:border="0.002cm solid #d9d9e3"/>
    </style:style>
    <style:style style:name="P5" style:family="paragraph" style:parent-style-name="Text_20_body" style:list-style-name="L3">
      <style:paragraph-properties fo:padding="0.049cm" fo:border="0.002cm solid #d9d9e3"/>
    </style:style>
    <style:style style:name="P6" style:family="paragraph" style:parent-style-name="Text_20_body" style:list-style-name="L4">
      <style:paragraph-properties fo:padding="0.049cm" fo:border="0.002cm solid #d9d9e3"/>
    </style:style>
    <style:style style:name="P7" style:family="paragraph" style:parent-style-name="Text_20_body" style:list-style-name="L5">
      <style:paragraph-properties fo:padding="0.049cm" fo:border="0.002cm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ristine BINET : </text:p>
      <text:list xml:id="list4384766727731959483" text:style-name="L2">
        <text:list-item>
          <text:p text:style-name="P1">"Chargée de projet en communication, je galope dans l'univers des idées avec la fougue d'un cheval, l'œil vif d'un photographe et la curiosité d'un chat !"</text:p>
        </text:list-item>
        <text:list-item>
          <text:p text:style-name="P1">"Je suis la magicienne de la communication, jonglant avec les projets comme un cavalier acrobate, capturant des moments uniques avec mon appareil photo et charmant tout le monde avec mon amour des chats !"</text:p>
        </text:list-item>
        <text:list-item>
          <text:p text:style-name="P1">"En tant que chargée de projet en communication, je mène la danse avec la grâce d'un cheval de dressage, en immortalisant chaque succès avec mon objectif et en ajoutant une dose de douce folie féline à chaque projet !"</text:p>
        </text:list-item>
        <text:list-item>
          <text:p text:style-name="P1">"Je suis le turbo de la communication, prête à déployer mes ailes de cheval pour donner de l'élan aux projets, à capturer l'instant parfait avec mon appareil photo et à répandre des ronronnements de satisfaction comme un chat heureux !"</text:p>
        </text:list-item>
        <text:list-item>
          <text:p text:style-name="P1">"En tant que chargée de projet en communication, je fais vibrer les cordes sensibles avec la passion d'un cavalier équestre, en capturant l'essence des moments avec mon objectif et en ajoutant une touche de félinerie pour rendre chaque projet unique et amusant !"</text:p>
        </text:list-item>
        <text:list-item>
          <text:p text:style-name="P1">"Je suis l'architecte de la communication, bâtissant des stratégies avec la puissance d'un étalon, capturant des moments inoubliables avec mon appareil photo et m'entourant de chats qui apportent une dose de sérénité et de bonne humeur à chaque réunion !"</text:p>
        </text:list-item>
        <text:list-item>
          <text:p text:style-name="P1">"En tant que chargée de projet en communication, je suis une experte du galop créatif, avec un flair aiguisé pour la photographie et un amour inconditionnel pour les chats qui inspirent chaque idée avec une pointe de douceur et de malice féline !"</text:p>
        </text:list-item>
        <text:list-item>
          <text:p text:style-name="P1">"Je suis le chef d'orchestre de la communication, menant la symphonie des projets avec la grâce d'un cheval de dressage, capturant les moments magiques avec mon objectif et m'accordant des pauses câlines avec mes chats pour une inspiration instantanée !"</text:p>
        </text:list-item>
        <text:list-item>
          <text:p text:style-name="P1">"En tant que chargée de projet en communication, je suis une cavalière des mots, prête à capturer l'instant parfait avec mon appareil photo et à ajouter une dose de douceur féline pour rendre chaque campagne irrésistible et amusante !"</text:p>
        </text:list-item>
        <text:list-item>
          <text:p text:style-name="P1">"Je suis l'électron libre de la communication, galopant vers de nouveaux horizons avec l'énergie d'un cheval en liberté, capturant des instants précieux avec mon appareil photo et partageant des moments câlins avec mes chats pour un équilibre parfait entre travail et plaisir !"</text:p>
        </text:list-item>
        <text:list-item>
          <text:p text:style-name="P4">"En tant que chargée de projet en communication, je suis la reine de l'équilibre, jonglant entre les défis avec l'élégance d'un cheval de voltige, capturant les instants magiques avec mon objectif et profitant des pauses douillettes avec mes chats pour recharger mes batteries créatives !"</text:p>
        </text:list-item>
      </text:list>
      <text:p text:style-name="Standard">Armelle : </text:p>
      <text:list xml:id="list2734617518477431042" text:style-name="L3">
        <text:list-item>
          <text:p text:style-name="P2">"Conseillère d'orientation pleine de pêche, je vous aide à naviguer dans les méandres des choix de carrière avec enthousiasme et un filet rempli de conseils hilarants !"</text:p>
        </text:list-item>
        <text:list-item>
          <text:p text:style-name="P2">"Je suis la dynamo de l'orientation, prête à vous guider vers les eaux claires de votre avenir, en utilisant ma passion pour la pêche et une bonne dose d'humour pour rendre chaque séance inoubliable !"</text:p>
        </text:list-item>
        <text:list-item>
          <text:p text:style-name="P2">"En tant que conseillère d'orientation, je jette mes lignes d'expertise dans l'océan des possibilités, en apportant une énergie débordante et des anecdotes de pêche qui font mordre à l'hameçon de la réussite !"</text:p>
        </text:list-item>
        <text:list-item>
          <text:p text:style-name="P2">"Je suis la capitaine de la boussole professionnelle, avec une pêche débordante d'idées et de conseils farfelus pour vous aider à naviguer dans les flots tumultueux des choix de carrière !"</text:p>
        </text:list-item>
        <text:list-item>
          <text:p text:style-name="P2">"En tant que conseillère d'orientation, je mets toute mon énergie et ma passion pour la pêche au service de votre avenir, en vous aidant à attraper le poisson idéal : un métier qui vous fait vibrer !"</text:p>
        </text:list-item>
        <text:list-item>
          <text:p text:style-name="P2">"Je suis le tourbillon d'enthousiasme de l'orientation, prête à vous propulser vers de <text:soft-page-break/>nouveaux horizons professionnels avec une pêche inépuisable et un humour qui fait des vagues de rire !"</text:p>
        </text:list-item>
        <text:list-item>
          <text:p text:style-name="P2">"En tant que conseillère d'orientation, je suis l'expert des courants professionnels, avec une énergie électrisante et des histoires de pêche à vous faire croire que le monde du travail est un océan rempli de surprises hilarantes !"</text:p>
        </text:list-item>
        <text:list-item>
          <text:p text:style-name="P2">"Je suis la sirène de l'orientation, utilisant ma passion pour la pêche et mon enthousiasme débordant pour vous guider vers les joyaux cachés de votre future carrière, tout en lançant des blagues qui font des vagues de rire !"</text:p>
        </text:list-item>
        <text:list-item>
          <text:p text:style-name="P2">"En tant que conseillère d'orientation survitaminée, je pêche les meilleures opportunités professionnelles et vous les offre avec une bonne dose d'humour pour égayer votre voyage vers le succès !"</text:p>
        </text:list-item>
        <text:list-item>
          <text:p text:style-name="P2">"Je suis le rayon de soleil des choix de carrière, avec une énergie pétillante et une passion pour la pêche qui me permet de vous aider à attraper les poissons les plus brillants dans l'océan des possibilités professionnelles !"</text:p>
        </text:list-item>
        <text:list-item>
          <text:p text:style-name="P2">"En tant que conseillère d'orientation, j'ai l'énergie d'un saumon qui remonte les rivières, prête à vous propulser vers de nouveaux défis professionnels avec des conseils hilarants et une pêche fructueuse !"</text:p>
        </text:list-item>
        <text:list-item>
          <text:p text:style-name="P5">"Je suis la turboconseillère d'orientation, utilisant ma passion pour la pêche et ma vivacité d'esprit pour vous aider à trouver la voie professionnelle qui vous fera bondir hors de l'eau avec enthousiasme !"</text:p>
        </text:list-item>
      </text:list>
      <text:p text:style-name="Standard">RODIER Laura : </text:p>
      <text:list xml:id="list1414062926285754924" text:style-name="L4">
        <text:list-item>
          <text:p text:style-name="P3">"Chargée d'accueil et de secrétariat, je transforme chaque journée en un manga délirant où les sourires sont mes super pouvoirs !"</text:p>
        </text:list-item>
        <text:list-item>
          <text:p text:style-name="P3">"En tant que chargée d'accueil et de secrétariat, je galope à travers les tâches administratives tout en rêvant de chevaux volants et de réunions magiques !"</text:p>
        </text:list-item>
        <text:list-item>
          <text:p text:style-name="P3">"Je suis la magicienne de l'accueil et du secrétariat, capable de jongler avec les dossiers tout en invoquant des câlins d'animaux et des éclats de rire !"</text:p>
        </text:list-item>
        <text:list-item>
          <text:p text:style-name="P3">"En tant que chargée d'accueil et de secrétariat, je mets une petite dose de culture dans chaque conversation, avec des références geek et des anecdotes insolites pour égayer la journée !"</text:p>
        </text:list-item>
        <text:list-item>
          <text:p text:style-name="P3">"Je suis le rayon de soleil de l'accueil et du secrétariat, avec une passion pour les mangas qui illumine chaque interaction et fait naître des éclats de rire inattendus !"</text:p>
        </text:list-item>
        <text:list-item>
          <text:p text:style-name="P3">"En tant que chargée d'accueil et de secrétariat, je transforme les tâches administratives en une aventure digne d'un manga, où les imprévus sont des super-pouvoirs et les défis des épreuves épiques !"</text:p>
        </text:list-item>
        <text:list-item>
          <text:p text:style-name="P3">"Je suis le maître de l'accueil et du secrétariat, avec une touche de magie culturelle qui transforme chaque interaction en une expérience fascinante et hilarante !"</text:p>
        </text:list-item>
        <text:list-item>
          <text:p text:style-name="P3">"En tant que chargée d'accueil et de secrétariat, je mène une double vie secrète en tant que fan de mangas, prête à défendre le bureau avec des blagues délirantes et des références otaku !"</text:p>
        </text:list-item>
        <text:list-item>
          <text:p text:style-name="P3">"Je suis le ninja de l'accueil et du secrétariat, avec une passion pour les chevaux qui me donne une agilité hors du commun pour gérer chaque tâche avec brio et une bonne dose d'humour équestre !"</text:p>
        </text:list-item>
        <text:list-item>
          <text:p text:style-name="P3">"En tant que chargée d'accueil et de secrétariat, j'apporte un brin de folie animalière à chaque interaction, avec des anecdotes drôles sur les animaux qui font rugir de rire tous les visiteurs !"</text:p>
        </text:list-item>
        <text:list-item>
          <text:p text:style-name="P3">"Je suis le gardien de l'accueil et du secrétariat, avec une petite touche culturelle qui fait voyager les esprits et rend chaque journée aussi divertissante qu'une comédie manga !"</text:p>
        </text:list-item>
        <text:list-item>
          <text:p text:style-name="P3">"En tant que chargée d'accueil et de secrétariat, je jongle avec les dossiers tout en étant une passionnée de mangas, prête à échanger des recommandations et des blagues otaku avec tous les amateurs de bande dessinée japonaise qui passent par ici !"</text:p>
        </text:list-item>
        <text:list-item>
          <text:p text:style-name="P6"><text:soft-page-break/>"Je suis l'expert en accueil et secrétariat, avec une passion pour les chevaux qui me donne la force de gérer même les tâches les plus coriaces, tout en gardant un sourire équinement hilarant !"</text:p>
        </text:list-item>
      </text:list>
      <text:p text:style-name="Standard">DANLOUP Laurent </text:p>
      <text:list xml:id="list2359631610936019751" text:style-name="L5">
        <text:list-item>
          <text:p text:style-name="P7">Directeur d'agence expérimenté, j'allie leadership stratégique et expertise pour mener notre équipe vers des résultats exceptionnels, avec une passion personnelle pour la nature en toile de fond.</text:p>
        </text:list-item>
        <text:list-item>
          <text:p text:style-name="P7">En tant que directeur d'agence chevronné, je guide notre équipe avec vision et perspicacité, en inspirant la créativité et en favorisant un environnement de travail dynamique, tout en étant animé par l'amour de la nature.</text:p>
        </text:list-item>
        <text:list-item>
          <text:p text:style-name="P7">Directeur d'agence dévoué, je mets en œuvre une gestion efficace et une prise de décision éclairée pour atteindre les objectifs ambitieux de notre entreprise, tout en partageant ma passion pour la nature avec notre équipe.</text:p>
        </text:list-item>
        <text:list-item>
          <text:p text:style-name="P7">Je suis un directeur d'agence compétent, apportant une expertise avérée dans la gestion de projets complexes, tout en puisant dans ma passion pour la nature pour trouver des solutions innovantes et durables.</text:p>
        </text:list-item>
        <text:list-item>
          <text:p text:style-name="P7">À la tête de l'agence, j'exerce un leadership inspirant, mobilisant notre équipe autour de la réalisation de nos objectifs stratégiques, tout en étant motivé par un profond respect et une appréciation pour la beauté de la nature.</text:p>
        </text:list-item>
        <text:list-item>
          <text:p text:style-name="P7">En tant que directeur d'agence expérimenté, je dirige avec intégrité et détermination, en inspirant l'excellence et en favorisant un environnement de travail collaboratif, tout en restant connecté à ma passion pour la nature.</text:p>
        </text:list-item>
        <text:list-item>
          <text:p text:style-name="P7">Je suis un directeur d'agence dédié à la réussite de notre entreprise, en utilisant ma passion personnelle pour la nature comme source d'inspiration et de motivation pour notre équipe, tout en maintenant un focus inébranlable sur les résultats.</text:p>
        </text:list-item>
        <text:list-item>
          <text:p text:style-name="P7">À la tête de l'agence, je mets en place une vision stratégique et je stimule l'innovation, tout en partageant ma passion pour la nature avec notre équipe, créant ainsi un environnement propice à la croissance et au succès.</text:p>
        </text:list-item>
        <text:list-item>
          <text:p text:style-name="P7">Directeur d'agence expérimenté, je suis animé par une passion pour l'excellence opérationnelle, tout en ayant une appréciation personnelle pour la nature, qui se reflète dans ma vision et mon approche de la gestion.</text:p>
        </text:list-item>
        <text:list-item>
          <text:p text:style-name="P7">En tant que directeur d'agence, je suis résolument engagé à atteindre les objectifs de notre entreprise, en mettant à profit ma passion pour la nature pour inspirer notre équipe à donner le meilleur d'eux-mêm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6-22T11:41:58.89</meta:creation-date>
    <dc:date>2023-06-22T11:51:04.30</dc:date>
    <meta:editing-duration>PT9M7S</meta:editing-duration>
    <meta:editing-cycles>2</meta:editing-cycles>
    <meta:generator>OpenOffice/4.1.9$Win32 OpenOffice.org_project/419m1$Build-9805</meta:generator>
    <meta:document-statistic meta:table-count="0" meta:image-count="0" meta:object-count="0" meta:page-count="3" meta:paragraph-count="50" meta:word-count="1632" meta:character-count="9817"/>
  </office:meta>
</office:document-meta>
</file>